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/>
      <style:text-properties fo:color="#000000" style:font-name="Nimbus Roman No9 L" fo:font-size="11pt" officeooo:paragraph-rsid="00181008" style:font-size-asian="11pt" style:font-size-complex="11pt"/>
    </style:style>
    <style:style style:name="P2" style:family="paragraph" style:parent-style-name="Standard">
      <style:paragraph-properties fo:line-height="150%">
        <style:tab-stops>
          <style:tab-stop style:position="9.033cm"/>
        </style:tab-stops>
      </style:paragraph-properties>
      <style:text-properties fo:color="#000000" style:font-name="Nimbus Roman No9 L" fo:font-size="11pt" officeooo:rsid="00181008" officeooo:paragraph-rsid="00181008" style:font-size-asian="11pt" style:font-size-complex="11pt"/>
    </style:style>
    <style:style style:name="P3" style:family="paragraph" style:parent-style-name="Standard">
      <style:paragraph-properties fo:line-height="100%"/>
      <style:text-properties style:font-name="Nimbus Roman No9 L" officeooo:rsid="00181008" officeooo:paragraph-rsid="00181008"/>
    </style:style>
    <style:style style:name="P4" style:family="paragraph" style:parent-style-name="Standard">
      <style:paragraph-properties fo:line-height="100%">
        <style:tab-stops>
          <style:tab-stop style:position="9.033cm"/>
        </style:tab-stops>
      </style:paragraph-properties>
      <style:text-properties style:font-name="Nimbus Roman No9 L" officeooo:rsid="00181008" officeooo:paragraph-rsid="00181008"/>
    </style:style>
    <style:style style:name="P5" style:family="paragraph" style:parent-style-name="Standard">
      <style:paragraph-properties fo:line-height="100%">
        <style:tab-stops>
          <style:tab-stop style:position="9.033cm"/>
        </style:tab-stops>
      </style:paragraph-properties>
      <style:text-properties style:font-name="Nimbus Roman No9 L" style:text-underline-style="solid" style:text-underline-width="auto" style:text-underline-color="font-color" fo:font-weight="bold" officeooo:rsid="00181008" officeooo:paragraph-rsid="00181008" style:font-weight-asian="bold" style:font-weight-complex="bold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9.033cm"/>
        </style:tab-stops>
      </style:paragraph-properties>
      <style:text-properties style:font-name="Nimbus Roman No9 L" style:text-underline-style="solid" style:text-underline-width="auto" style:text-underline-color="font-color" fo:font-weight="bold" officeooo:rsid="001d008a" officeooo:paragraph-rsid="001d008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mbus Roman No9 L" fo:font-size="11pt" fo:font-weight="bold" officeooo:paragraph-rsid="00181008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Nimbus Roman No9 L" fo:font-weight="bold" officeooo:rsid="00181008" officeooo:paragraph-rsid="00181008" style:font-weight-asian="bold" style:font-weight-complex="bold"/>
    </style:style>
    <style:style style:name="P9" style:family="paragraph" style:parent-style-name="Standard" style:list-style-name="L1">
      <style:paragraph-properties fo:line-height="150%">
        <style:tab-stops>
          <style:tab-stop style:position="9.033cm"/>
        </style:tab-stops>
      </style:paragraph-properties>
      <style:text-properties fo:color="#000000" style:font-name="Nimbus Roman No9 L" fo:font-size="11pt" officeooo:rsid="00181008" officeooo:paragraph-rsid="00181008" style:font-size-asian="11pt" style:font-size-complex="11pt"/>
    </style:style>
    <style:style style:name="P10" style:family="paragraph" style:parent-style-name="Standard" style:list-style-name="L2">
      <style:paragraph-properties fo:line-height="150%">
        <style:tab-stops>
          <style:tab-stop style:position="9.033cm"/>
        </style:tab-stops>
      </style:paragraph-properties>
      <style:text-properties fo:color="#000000" style:font-name="Nimbus Roman No9 L" fo:font-size="11pt" officeooo:rsid="00181008" officeooo:paragraph-rsid="00181008" style:font-size-asian="11pt" style:font-size-complex="11pt"/>
    </style:style>
    <style:style style:name="P11" style:family="paragraph" style:parent-style-name="Standard" style:list-style-name="L3">
      <style:paragraph-properties fo:line-height="150%"/>
      <style:text-properties fo:color="#000000" style:font-name="Nimbus Roman No9 L" fo:font-size="11pt" officeooo:rsid="00181008" officeooo:paragraph-rsid="00181008" style:font-size-asian="11pt" style:font-size-complex="11pt"/>
    </style:style>
    <style:style style:name="P12" style:family="paragraph" style:parent-style-name="Standard" style:list-style-name="L4">
      <style:paragraph-properties fo:line-height="150%"/>
      <style:text-properties fo:color="#000000" style:font-name="Nimbus Roman No9 L" fo:font-size="11pt" officeooo:rsid="00181008" officeooo:paragraph-rsid="00181008" style:font-size-asian="11pt" style:font-size-complex="11pt"/>
    </style:style>
    <style:style style:name="P13" style:family="paragraph" style:parent-style-name="Standard" style:list-style-name="L5">
      <style:paragraph-properties fo:line-height="150%"/>
      <style:text-properties fo:color="#000000" style:font-name="Nimbus Roman No9 L" fo:font-size="11pt" officeooo:rsid="00181008" officeooo:paragraph-rsid="00181008" style:font-size-asian="11pt" style:font-size-complex="11pt"/>
    </style:style>
    <style:style style:name="P14" style:family="paragraph" style:parent-style-name="Standard" style:list-style-name="L3">
      <style:paragraph-properties fo:line-height="150%"/>
      <style:text-properties fo:color="#000000" style:font-name="Nimbus Roman No9 L" fo:font-size="11pt" officeooo:paragraph-rsid="00181008" style:font-size-asian="11pt" style:font-size-complex="11pt"/>
    </style:style>
    <style:style style:name="P15" style:family="paragraph" style:parent-style-name="Standard" style:list-style-name="L4">
      <style:paragraph-properties fo:line-height="150%"/>
      <style:text-properties fo:color="#000000" style:font-name="Nimbus Roman No9 L" fo:font-size="11pt" officeooo:paragraph-rsid="00181008" style:font-size-asian="11pt" style:font-size-complex="11pt"/>
    </style:style>
    <style:style style:name="P16" style:family="paragraph" style:parent-style-name="Standard" style:list-style-name="L5">
      <style:paragraph-properties fo:line-height="150%"/>
      <style:text-properties fo:color="#000000" style:font-name="Nimbus Roman No9 L" fo:font-size="11pt" officeooo:paragraph-rsid="00181008" style:font-size-asian="11pt" style:font-size-complex="11pt"/>
    </style:style>
    <style:style style:name="T1" style:family="text">
      <style:text-properties officeooo:rsid="00181008"/>
    </style:style>
    <style:style style:name="T2" style:family="text">
      <style:text-properties officeooo:rsid="00195d5b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eiza QUERE</text:p>
      <text:p text:style-name="P3">18, rue du menhir</text:p>
      <text:p text:style-name="P4">22110 GLOMEL</text:p>
      <text:p text:style-name="P4">Tel : 06.84.36.55.13 <text:s/>// 02.56.43.10.92</text:p>
      <text:p text:style-name="P4">Née le 04/O2/1989 (23 ans)</text:p>
      <text:p text:style-name="P5"/>
      <text:p text:style-name="P6">Curriculum Vitae</text:p>
      <text:p text:style-name="P4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Formation et Diplômes</text:p>
          </table:table-cell>
        </table:table-row>
      </table:table>
      <text:p text:style-name="P2"/>
      <text:list xml:id="list104257034" text:style-name="L1">
        <text:list-item>
          <text:p text:style-name="P9">2011 – 2012 : Master 2 Professorat des écoles bilingues et métiers de l'enseignement à l'IUFM (Institut Universitaire de Formation des Maîtres) de Saint-Brieuc</text:p>
        </text:list-item>
      </text:list>
      <text:list xml:id="list531890290" text:style-name="L2">
        <text:list-item>
          <text:p text:style-name="P10">2010 – 2011 : Master 1 Professorat des écoles bilingues et métiers de l'enseignement à l'IUFM (Institut Universitaire de Formation des Maîtres) de Saint-Brieuc</text:p>
        </text:list-item>
      </text:list>
      <text:list xml:id="list1575081316" text:style-name="L3">
        <text:list-item>
          <text:p text:style-name="P14"><text:span text:style-name="T1">2010 </text:span>: <text:span text:style-name="T1">L</text:span>icence de biologie et sciences de la terre à la faculté des Sciences et Techniques <text:span text:style-name="T1">(mention AB)</text:span> à Brest (UBO : Université de Bretagne Occidentale) </text:p>
        </text:list-item>
        <text:list-item>
          <text:p text:style-name="P14">2009 : BAFA (Brevet d'Aptitude aux Fonctions d'Animateur)</text:p>
        </text:list-item>
        <text:list-item>
          <text:p text:style-name="P11">2007 : Diplôme de baccalauréat scientifique option biologie (mention AB) au lycée Diwan à Carhaix- Plouguer</text:p>
        </text:list-item>
      </text:list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Expériences professionnelles</text:p>
          </table:table-cell>
        </table:table-row>
      </table:table>
      <text:p text:style-name="P1"/>
      <text:list xml:id="list118476462" text:style-name="L4">
        <text:list-item>
          <text:p text:style-name="P12">Juillet 2011 : Animatrice à l'accueil de loisirs du Yeun Elez à Brennilis </text:p>
        </text:list-item>
        <text:list-item>
          <text:p text:style-name="P12">Juillet 2010 : <text:s/>Animatrice à l'accueil de loisirs du Yeun Elez à Brennilis </text:p>
        </text:list-item>
        <text:list-item>
          <text:p text:style-name="P15">Février 2010 : animatrice a <text:span text:style-name="T1">l'accueil</text:span> de loisirs du Yeun Elez à Brennilis </text:p>
        </text:list-item>
        <text:list-item>
          <text:p text:style-name="P15">Août 2009 : animatrice stagiaire dans un camp bretonnant à Tréglonou (une semaine)</text:p>
        </text:list-item>
        <text:list-item>
          <text:p text:style-name="P15">Juillet 2009 : animatrice stagiaire au centre de loisirs du Yeun Elez à Brennilis</text:p>
        </text:list-item>
        <text:list-item>
          <text:p text:style-name="P15">Février 2009 : animatrice stagiaire au centre de loisirs du Yeun Elez à Brasparts</text:p>
        </text:list-item>
        <text:list-item>
          <text:p text:style-name="P15">Octobre 2008 : animatrice stagiaire au centre de loisirs du Yeun Elez à Brasparts</text:p>
        </text:list-item>
        <text:list-item>
          <text:p text:style-name="P15">Juillet 2008 : animatrice stagiaire dans un camp d'échanges internationaux à Mellionnec (22)</text:p>
        </text:list-item>
      </text:list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7">Autres compétences et loisirs</text:p>
          </table:table-cell>
        </table:table-row>
      </table:table>
      <text:p text:style-name="P1"/>
      <text:list xml:id="list1746051107" text:style-name="L5">
        <text:list-item>
          <text:p text:style-name="P16">Langues : breton <text:span text:style-name="T1">(niveau C1 du cadre </text:span><text:span text:style-name="T2">commun </text:span><text:span text:style-name="T1">de référence européen des langues),</text:span> <text:s/>anglais et espagnol <text:span text:style-name="T1">(</text:span>niveau B1.1 du cadre <text:span text:style-name="T2">commun </text:span>de référence européen des langues<text:span text:style-name="T1">).</text:span></text:p>
        </text:list-item>
        <text:list-item>
          <text:p text:style-name="P16">Permis B depuis <text:span text:style-name="T1">5 </text:span><text:s/>ans</text:p>
        </text:list-item>
        <text:list-item>
          <text:p text:style-name="P16">Attestation de <text:s/>Formation aux Premiers Secours (AFPS)</text:p>
        </text:list-item>
        <text:list-item>
          <text:p text:style-name="P13">Pratique de la danse bretonne au sein du cercle celtique du Croisty depuis 12 a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eiza </meta:initial-creator>
    <meta:creation-date>2012-02-10T10:11:55</meta:creation-date>
    <dc:date>2012-02-16T14:41:41</dc:date>
    <dc:creator>Loeiza </dc:creator>
    <meta:editing-duration>PT00H03M20S</meta:editing-duration>
    <meta:editing-cycles>5</meta:editing-cycles>
    <meta:generator>OpenOffice.org/3.2$Linux OpenOffice.org_project/320m19$Build-9505</meta:generator>
    <meta:document-statistic meta:table-count="3" meta:image-count="0" meta:object-count="0" meta:page-count="1" meta:paragraph-count="26" meta:word-count="305" meta:character-count="1815"/>
  </office:meta>
</office:document-meta>
</file>